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officeooo:paragraph-rsid="0046b883"/>
    </style:style>
    <style:style style:name="P2" style:family="paragraph" style:parent-style-name="Text_20_body">
      <loext:graphic-properties draw:fill-hatch-name="hatch"/>
      <style:paragraph-properties fo:margin-top="0cm" fo:margin-bottom="0.75cm" style:contextual-spacing="false" fo:line-height="200%" fo:break-before="page"/>
      <style:text-properties fo:font-size="14pt" officeooo:paragraph-rsid="0049dc7d" style:font-size-asian="14pt" style:font-size-complex="14pt"/>
    </style:style>
    <style:style style:name="P3" style:family="paragraph" style:parent-style-name="Text_20_body">
      <loext:graphic-properties draw:fill-hatch-name="hatch"/>
      <style:paragraph-properties fo:margin-top="0cm" fo:margin-bottom="0.75cm" style:contextual-spacing="false" fo:line-height="200%"/>
      <style:text-properties officeooo:paragraph-rsid="0047d641"/>
    </style:style>
    <style:style style:name="P4" style:family="paragraph" style:parent-style-name="Text_20_body">
      <loext:graphic-properties draw:fill-hatch-name="hatch"/>
      <style:paragraph-properties fo:margin-top="0.101cm" fo:margin-bottom="0.499cm" style:contextual-spacing="false" fo:line-height="100%"/>
      <style:text-properties officeooo:paragraph-rsid="0049dc7d"/>
    </style:style>
    <style:style style:name="P5" style:family="paragraph" style:parent-style-name="Text_20_body" style:list-style-name="L1">
      <loext:graphic-properties draw:fill-hatch-name="hatch"/>
      <style:paragraph-properties fo:margin-top="0cm" fo:margin-bottom="0.25cm" style:contextual-spacing="false" fo:line-height="100%"/>
      <style:text-properties fo:font-size="14pt" officeooo:rsid="0049dc7d" officeooo:paragraph-rsid="0049dc7d" style:font-size-asian="14pt" style:font-size-complex="14pt"/>
    </style:style>
    <style:style style:name="P6" style:family="paragraph" style:parent-style-name="Text_20_body" style:list-style-name="L1">
      <loext:graphic-properties draw:fill-hatch-name="hatch"/>
      <style:paragraph-properties fo:margin-top="0cm" fo:margin-bottom="0.25cm" style:contextual-spacing="false" fo:line-height="100%"/>
      <style:text-properties fo:font-size="14pt" officeooo:rsid="0047d641" officeooo:paragraph-rsid="0049dc7d" style:font-size-asian="14pt" style:font-size-complex="14pt"/>
    </style:style>
    <style:style style:name="P7" style:family="paragraph" style:parent-style-name="Text_20_body">
      <loext:graphic-properties draw:fill-gradient-name="gradient" draw:fill-hatch-name="hatch"/>
      <style:paragraph-properties fo:margin-top="0cm" fo:margin-bottom="0.75cm" style:contextual-spacing="false" fo:line-height="200%"/>
      <style:text-properties fo:font-size="14pt" officeooo:paragraph-rsid="0049dc7d" style:font-size-asian="14pt" style:font-size-complex="14pt"/>
    </style:style>
    <style:style style:name="P8" style:family="paragraph" style:parent-style-name="Text_20_body">
      <loext:graphic-properties draw:fill-gradient-name="gradient" draw:fill-hatch-name="hatch"/>
      <style:paragraph-properties fo:margin-top="0cm" fo:margin-bottom="0.75cm" style:contextual-spacing="false" fo:line-height="200%"/>
      <style:text-properties fo:font-size="14pt" officeooo:paragraph-rsid="002fe488" style:font-size-asian="14pt" style:font-size-complex="14pt"/>
    </style:style>
    <style:style style:name="P9" style:family="paragraph" style:parent-style-name="Text_20_body">
      <style:paragraph-properties fo:margin-top="0cm" fo:margin-bottom="0.75cm" style:contextual-spacing="false" fo:line-height="200%"/>
      <style:text-properties officeooo:paragraph-rsid="002fe488"/>
    </style:style>
    <style:style style:name="P10" style:family="paragraph" style:parent-style-name="Text_20_body">
      <loext:graphic-properties draw:fill-gradient-name="gradient" draw:fill-hatch-name="hatch"/>
      <style:paragraph-properties fo:margin-top="0cm" fo:margin-bottom="0.75cm" style:contextual-spacing="false" fo:line-height="200%"/>
      <style:text-properties fo:font-size="14pt" officeooo:paragraph-rsid="0036d78e" style:font-size-asian="14pt" style:font-size-complex="14pt"/>
    </style:style>
    <style:style style:name="P11" style:family="paragraph" style:parent-style-name="Text_20_body">
      <loext:graphic-properties draw:fill-gradient-name="gradient" draw:fill-hatch-name="hatch"/>
      <style:paragraph-properties fo:margin-top="0cm" fo:margin-bottom="0.75cm" style:contextual-spacing="false" fo:line-height="200%"/>
      <style:text-properties fo:font-size="14pt" officeooo:paragraph-rsid="002bbd02" style:font-size-asian="14pt" style:font-size-complex="14pt"/>
    </style:style>
    <style:style style:name="P12" style:family="paragraph" style:parent-style-name="Text_20_body">
      <loext:graphic-properties draw:fill-gradient-name="gradient" draw:fill-hatch-name="hatch"/>
      <style:paragraph-properties fo:margin-top="0cm" fo:margin-bottom="0.75cm" style:contextual-spacing="false" fo:line-height="200%"/>
      <style:text-properties officeooo:paragraph-rsid="002e001c"/>
    </style:style>
    <style:style style:name="P13" style:family="paragraph" style:parent-style-name="Text_20_body">
      <loext:graphic-properties draw:fill-gradient-name="gradient" draw:fill-hatch-name="hatch"/>
      <style:paragraph-properties fo:margin-top="0cm" fo:margin-bottom="0.75cm" style:contextual-spacing="false" fo:line-height="200%"/>
      <style:text-properties officeooo:paragraph-rsid="001c3ee7"/>
    </style:style>
    <style:style style:name="P14" style:family="paragraph" style:parent-style-name="Text_20_body">
      <loext:graphic-properties draw:fill-gradient-name="gradient" draw:fill-hatch-name="hatch"/>
      <style:paragraph-properties fo:margin-top="0cm" fo:margin-bottom="0.75cm" style:contextual-spacing="false" fo:line-height="200%"/>
      <style:text-properties fo:font-size="14pt" officeooo:paragraph-rsid="001c3ee7" style:font-size-asian="14pt" style:font-size-complex="14pt"/>
    </style:style>
    <style:style style:name="P15" style:family="paragraph" style:parent-style-name="Text_20_body">
      <loext:graphic-properties draw:fill-hatch-name="hatch"/>
      <style:paragraph-properties fo:margin-top="0.101cm" fo:margin-bottom="0.499cm" style:contextual-spacing="false" fo:line-height="115%" fo:break-before="page"/>
      <style:text-properties fo:font-size="14pt" officeooo:rsid="002789f0" officeooo:paragraph-rsid="002789f0" style:font-size-asian="14pt" style:font-size-complex="14pt"/>
    </style:style>
    <style:style style:name="P16" style:family="paragraph" style:parent-style-name="Text_20_body" style:master-page-name="">
      <loext:graphic-properties draw:fill="none" draw:fill-hatch-name="hatch"/>
      <style:paragraph-properties fo:margin-left="2cm" fo:margin-right="0cm" fo:margin-top="0.101cm" fo:margin-bottom="0.499cm" style:contextual-spacing="false" fo:line-height="115%" fo:text-indent="-1cm" style:auto-text-indent="false" style:page-number="auto" fo:background-color="transparent"/>
      <style:text-properties fo:font-size="14pt" fo:font-style="italic" fo:font-weight="bold" officeooo:rsid="002789f0" officeooo:paragraph-rsid="0049dc7d" style:font-size-asian="14pt" style:font-style-asian="italic" style:font-weight-asian="bold" style:font-size-complex="14pt" style:font-style-complex="italic" style:font-weight-complex="bold"/>
    </style:style>
    <style:style style:name="P17" style:family="paragraph" style:parent-style-name="Text_20_body">
      <loext:graphic-properties draw:fill="none" draw:fill-hatch-name="hatch"/>
      <style:paragraph-properties fo:margin-left="2cm" fo:margin-right="0cm" fo:margin-top="0.101cm" fo:margin-bottom="0.499cm" style:contextual-spacing="false" fo:line-height="115%" fo:text-indent="-1cm" style:auto-text-indent="false" fo:background-color="transparent"/>
      <style:text-properties fo:font-size="14pt" fo:font-style="italic" fo:font-weight="bold" officeooo:rsid="002789f0" officeooo:paragraph-rsid="0049dc7d" style:font-size-asian="14pt" style:font-style-asian="italic" style:font-weight-asian="bold" style:font-size-complex="14pt" style:font-style-complex="italic" style:font-weight-complex="bold"/>
    </style:style>
    <style:style style:name="P18" style:family="paragraph" style:parent-style-name="Text_20_body">
      <loext:graphic-properties draw:fill-hatch-name="hatch"/>
      <style:paragraph-properties fo:margin-top="0.101cm" fo:margin-bottom="0.499cm" style:contextual-spacing="false" fo:line-height="115%"/>
      <style:text-properties fo:font-size="14pt" officeooo:rsid="002789f0" officeooo:paragraph-rsid="002cdea2" style:font-size-asian="14pt" style:font-size-complex="14pt"/>
    </style:style>
    <style:style style:name="P19" style:family="paragraph" style:parent-style-name="Text_20_body">
      <loext:graphic-properties draw:fill-hatch-name="hatch"/>
      <style:paragraph-properties fo:margin-top="0.101cm" fo:margin-bottom="0.499cm" style:contextual-spacing="false" fo:line-height="115%"/>
      <style:text-properties fo:font-size="14pt" officeooo:rsid="0042820b" officeooo:paragraph-rsid="0042820b" style:font-size-asian="14pt" style:font-size-complex="14pt"/>
    </style:style>
    <style:style style:name="P20" style:family="paragraph" style:parent-style-name="Text_20_body">
      <loext:graphic-properties draw:fill-hatch-name="hatch"/>
      <style:paragraph-properties fo:margin-top="0.101cm" fo:margin-bottom="0.499cm" style:contextual-spacing="false" fo:line-height="115%"/>
      <style:text-properties fo:font-size="14pt" officeooo:rsid="002789f0" officeooo:paragraph-rsid="0034912d" style:font-size-asian="14pt" style:font-size-complex="14pt"/>
    </style:style>
    <style:style style:name="P21" style:family="paragraph" style:parent-style-name="Text_20_body">
      <loext:graphic-properties draw:fill-hatch-name="hatch"/>
      <style:paragraph-properties fo:margin-top="0.101cm" fo:margin-bottom="0.499cm" style:contextual-spacing="false" fo:line-height="115%"/>
      <style:text-properties fo:font-size="14pt" officeooo:rsid="0042820b" officeooo:paragraph-rsid="004a7d64" style:font-size-asian="14pt" style:font-size-complex="14pt"/>
    </style:style>
    <style:style style:name="P22" style:family="paragraph" style:parent-style-name="Text_20_body">
      <loext:graphic-properties draw:fill-hatch-name="hatch"/>
      <style:paragraph-properties fo:margin-top="0.101cm" fo:margin-bottom="0.499cm" style:contextual-spacing="false" fo:line-height="115%"/>
      <style:text-properties officeooo:paragraph-rsid="004a1e30"/>
    </style:style>
    <style:style style:name="T1" style:family="text">
      <style:text-properties officeooo:rsid="0049a041"/>
    </style:style>
    <style:style style:name="T2" style:family="text">
      <style:text-properties fo:font-weight="bold" officeooo:rsid="0025b437" style:font-weight-asian="bold" style:font-weight-complex="bold"/>
    </style:style>
    <style:style style:name="T3" style:family="text">
      <style:text-properties officeooo:rsid="0025b437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style:style style:name="T5" style:family="text">
      <style:text-properties fo:font-size="14pt" fo:font-weight="normal" style:font-size-asian="14pt" style:font-weight-asian="normal" style:font-size-complex="14pt" style:font-weight-complex="normal"/>
    </style:style>
    <style:style style:name="T6" style:family="text">
      <style:text-properties fo:font-size="14pt" fo:font-weight="bold" officeooo:rsid="0047d641" style:font-size-asian="14pt" style:font-weight-asian="bold" style:font-size-complex="14pt" style:font-weight-complex="bold"/>
    </style:style>
    <style:style style:name="T7" style:family="text">
      <style:text-properties fo:font-size="14pt" fo:font-weight="normal" officeooo:rsid="0047d641" style:font-size-asian="14pt" style:font-weight-asian="normal" style:font-size-complex="14pt" style:font-weight-complex="normal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officeooo:rsid="0049dc7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style="italic" fo:font-weight="normal" officeooo:rsid="003dea23" style:font-style-asian="italic" style:font-weight-asian="normal" style:font-style-complex="italic" style:font-weight-complex="normal"/>
    </style:style>
    <style:style style:name="T13" style:family="text">
      <style:text-properties officeooo:rsid="003f303a"/>
    </style:style>
    <style:style style:name="T14" style:family="text">
      <style:text-properties fo:font-weight="bold" officeooo:rsid="002fe488" style:font-weight-asian="bold" style:font-weight-complex="bold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size="14pt" fo:font-style="italic" style:font-size-asian="14pt" style:font-style-asian="italic" style:font-size-complex="14pt" style:font-style-complex="italic"/>
    </style:style>
    <style:style style:name="T17" style:family="text">
      <style:text-properties officeooo:rsid="002c8a67"/>
    </style:style>
    <style:style style:name="T18" style:family="text">
      <style:text-properties officeooo:rsid="003a90dc"/>
    </style:style>
    <style:style style:name="T19" style:family="text">
      <style:text-properties officeooo:rsid="0032b6a9"/>
    </style:style>
    <style:style style:name="T20" style:family="text">
      <style:text-properties officeooo:rsid="002cdea2"/>
    </style:style>
    <style:style style:name="T21" style:family="text">
      <style:text-properties officeooo:rsid="0042820b"/>
    </style:style>
    <style:style style:name="T22" style:family="text">
      <style:text-properties officeooo:rsid="004a1e30"/>
    </style:style>
    <style:style style:name="T23" style:family="text">
      <style:text-properties officeooo:rsid="0043e5b2"/>
    </style:style>
    <style:style style:name="T24" style:family="text">
      <style:text-properties officeooo:rsid="004a7d64"/>
    </style:style>
    <style:style style:name="T25" style:family="text">
      <style:text-properties officeooo:rsid="003ad9c3"/>
    </style:style>
    <style:style style:name="T26" style:family="text">
      <style:text-properties officeooo:rsid="0035852a"/>
    </style:style>
    <style:style style:name="T27" style:family="text">
      <style:text-properties officeooo:rsid="002862eb"/>
    </style:style>
    <style:style style:name="T28" style:family="text">
      <style:text-properties fo:font-size="14pt" officeooo:rsid="0042820b" style:font-size-asian="14pt" style:font-size-complex="14pt"/>
    </style:style>
    <style:style style:name="T29" style:family="text">
      <style:text-properties fo:font-size="14pt" officeooo:rsid="0046b883" style:font-size-asian="14pt" style:font-size-complex="14pt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all to Worship (Ps. 107:1-3) / Opening prayer (John A)</text:p>
      <text:p text:style-name="P1">Praise: Our God Is For Us</text:p>
      <text:p text:style-name="P1">Bible Reading: Revelation 21:1-8 (MarJo A)</text:p>
      <text:p text:style-name="P1">Announcements (JA)</text:p>
      <text:p text:style-name="P1">Sunday School (Mook L)</text:p>
      <text:p text:style-name="P1">Praise: O Lord My Rock and My Redeemer</text:p>
      <text:p text:style-name="P1">Chris Siriweera &amp; MDC (ML)</text:p>
      <text:p text:style-name="P1">Prayer for the church and the world  (JA)</text:p>
      <text:p text:style-name="P1">Bible reading: Psalm 121 (Seng T)</text:p>
      <text:p text:style-name="P1">Praise: The Lord Is My Salvation (offering)</text:p>
      <text:p text:style-name="P1">Sermon: “HOW TO MAKE OUR WAY THROUGH LIFE” (Chris Siriweera)</text:p>
      <text:p text:style-name="P1">Praise: I Lift My Eyes</text:p>
      <text:p text:style-name="P1">Benediction (CS)</text:p>
      <text:p text:style-name="P1"/>
      <text:p text:style-name="P1">Sermon Outline</text:p>
      <text:p text:style-name="P1">“HOW TO MAKE OUR WAY THROUGH LIFE”   (Rev. 21:1-8; Psalm 121)</text:p>
      <text:p text:style-name="P1">Introduction</text:p>
      <text:p text:style-name="P1"><text:span text:style-name="T1">1. </text:span>God our Provider</text:p>
      <text:p text:style-name="P1"><text:span text:style-name="T1">2. </text:span>God our Preserver</text:p>
      <text:p text:style-name="P1"><text:span text:style-name="T1">3. </text:span>God our Protector</text:p>
      <text:p text:style-name="P1">Conclusion</text:p>
      <text:p text:style-name="P2"><text:span text:style-name="T2">Call to Worship</text:span><text:span text:style-name="T3"> Ps. 107:1-3/ </text:span>Opening prayer (John A)</text:p>
      <text:p text:style-name="P3"><text:span text:style-name="T4">Praise: </text:span><text:span text:style-name="Emphasis"><text:span text:style-name="T5">Our God Is For Us</text:span></text:span></text:p>
      <text:p text:style-name="P3"><text:span text:style-name="T6">Bible Reading:</text:span><text:span text:style-name="T7"> Revelation 21:1-8 (MarJo A)</text:span></text:p>
      <text:p text:style-name="P4"><text:span text:style-name="T6">A</text:span><text:span text:style-name="T4">nnouncements</text:span><text:span text:style-name="T8"> (John A)</text:span></text:p>
      <text:list text:style-name="L1">
        <text:list-item>
          <text:p text:style-name="P5">Special Welcome to Rev Chris Siriweera today</text:p>
        </text:list-item>
        <text:list-item>
          <text:p text:style-name="P6">Evening Prayer Service 5pm today: praying for missions and for the search for a minister</text:p>
        </text:list-item>
        <text:list-item>
          <text:p text:style-name="P6">Morning Tea <text:span text:style-name="T9">in the hall</text:span> after the service</text:p>
        </text:list-item>
        <text:list-item>
          <text:p text:style-name="P6"/>
        </text:list-item>
      </text:list>
      <text:p text:style-name="P7"><text:span text:style-name="T10">Sunday School:</text:span><text:span text:style-name="T11"> (Mook L)</text:span></text:p>
      <text:p text:style-name="P8"><text:span text:style-name="T10">Praise: </text:span><text:span text:style-name="T12">O Lord My Rock and My Redeemer</text:span></text:p>
      <text:p text:style-name="P9"><text:span text:style-name="T4">Introduction</text:span><text:span text:style-name="T9">: </text:span>Chris Siriweera &amp; MDC (ML)</text:p>
      <text:p text:style-name="P10"><text:span text:style-name="T10">Prayer for the church and the world:</text:span> (<text:span text:style-name="T13">J</text:span><text:span text:style-name="T9">ohn A</text:span>)</text:p>
      <text:p text:style-name="P10"><text:span text:style-name="T14">B</text:span><text:span text:style-name="T10">ible Reading:</text:span> Psalm 121 (Seng T)</text:p>
      <text:p text:style-name="P11"><text:span text:style-name="T10">Praise:</text:span> <text:span text:style-name="T15">The Lord Is My Salvation</text:span> (OFFERING)</text:p>
      <text:p text:style-name="P12"><text:span text:style-name="T4">Sermon:</text:span><text:span text:style-name="T8"> </text:span>“HOW TO MAKE OUR WAY THROUGH LIFE” (<text:span text:style-name="T9">Chris Siriweera</text:span>)</text:p>
      <text:p text:style-name="P13"><text:span text:style-name="T4">Praise:</text:span><text:span text:style-name="T8"> </text:span><text:span text:style-name="T16">I Lift My Eyes</text:span></text:p>
      <text:p text:style-name="P14"><text:span text:style-name="T10">Benediction</text:span> (<text:span text:style-name="T9">Chris S</text:span>)</text:p>
      <text:p text:style-name="P15">Opening Prayer (Ps<text:span text:style-name="T9">alm</text:span> 107:1-3<text:span text:style-name="T17">)</text:span></text:p>
      <text:p text:style-name="P16">[1] Oh give thanks to the Lord, for <text:span text:style-name="T9">H</text:span>e is good, for <text:span text:style-name="T9">H</text:span>is steadfast love endures forever!</text:p>
      <text:p text:style-name="P17">[2] Let the redeemed of the Lord say so, whom <text:span text:style-name="T9">H</text:span>e has redeemed from trouble</text:p>
      <text:p text:style-name="P17">[3] and gathered in from the lands, from the east and from the west, from the north and from the south.</text:p>
      <text:p text:style-name="P18"><text:span text:style-name="T18">Heavenly </text:span>Father<text:span text:style-name="T19">,</text:span> we thank You <text:span text:style-name="T20">that </text:span><text:span text:style-name="T21">You </text:span><text:span text:style-name="T22">are perfectly GOOD</text:span><text:span text:style-name="T21">, </text:span><text:span text:style-name="T22">and Your love remains steadfast towards Your redeemed people</text:span><text:span text:style-name="T21">.</text:span></text:p>
      <text:p text:style-name="P19"><text:span text:style-name="T23">W</text:span>e<text:span text:style-name="T23"> </text:span><text:span text:style-name="T22">thank You that we are a part of Your gathered people, even though we are far to the south – a long way from Jerusalem and the promised land</text:span><text:span text:style-name="T23">. </text:span><text:span text:style-name="T24">Yet by Your grace You have brought us near, so that we can know our greatest need and Your great salvation.</text:span></text:p>
      <text:p text:style-name="P20"><text:span text:style-name="T18">We thank You </text:span><text:span text:style-name="T22">that we can freely gather as the redeemed of the Lord, to declare Your love, Your mercy, Your wisdom and Your sovereign power.</text:span></text:p>
      <text:p text:style-name="P21"><text:span text:style-name="T22">We ask that by Your Holy Spirit we may give You true honour as we hear and read Your Word, as we bring our petitions before You, </text:span><text:span text:style-name="T24">as we submit to the teaching and preaching of Your servant Chris, and as we encourage one another in fellowship together</text:span><text:span text:style-name="T22">. May we lift up the Name of Jesus and enthrone Him on our praises today.</text:span></text:p>
      <text:p text:style-name="P21"><text:span text:style-name="T25">I</text:span><text:span text:style-name="T26">n </text:span><text:span text:style-name="T22">Hi</text:span><text:span text:style-name="T25">s Mighty</text:span><text:span text:style-name="T26"> Name we pray</text:span><text:span text:style-name="T27">, Amen.</text:span></text:p>
      <text:p text:style-name="P22"><text:span text:style-name="T28">[</text:span><text:span text:style-name="T29">Our God Is For Us</text:span><text:span text:style-name="T28">]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draw:gradient draw:name="gradient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A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A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center" style:justify-single-word="false"/>
      <style:text-properties fo:font-size="18pt" fo:font-weight="bold" officeooo:rsid="0012a8b8" officeooo:paragraph-rsid="0012a8b8" style:font-size-asian="18pt" style:font-weight-asian="bold" style:font-size-complex="18pt" style:font-weight-complex="bold"/>
    </style:style>
    <style:style style:name="MT1" style:family="text">
      <style:text-properties officeooo:rsid="0049a041"/>
    </style:style>
    <style:style style:name="MT2" style:family="text">
      <style:text-properties officeooo:rsid="0048c86c"/>
    </style:style>
    <style:style style:name="MT3" style:family="text">
      <style:text-properties officeooo:rsid="0046b883"/>
    </style:style>
    <style:style style:name="MT4" style:family="text">
      <style:text-properties officeooo:rsid="001c3ee7"/>
    </style:style>
    <style:page-layout style:name="Mpm1">
      <style:page-layout-properties fo:page-width="21.001cm" fo:page-height="29.7cm" style:num-format="1" style:print-orientation="portrait" fo:margin-top="0.265cm" fo:margin-bottom="0.44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302cm" fo:margin-left="0cm" fo:margin-right="0cm" fo:margin-bottom="0.499cm" fo:background-color="transparent" style:dynamic-spacing="false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Order of Service <text:span text:style-name="MT1">24th</text:span> <text:span text:style-name="MT2">Novem</text:span><text:span text:style-name="MT3">ber</text:span> 202<text:span text:style-name="MT4">4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7T22:27:46.588100406</meta:creation-date>
    <dc:date>2024-11-23T13:27:44.782319804</dc:date>
    <meta:editing-duration>PT5H51M9S</meta:editing-duration>
    <meta:editing-cycles>42</meta:editing-cycles>
    <meta:generator>LibreOffice/24.8.3.2$Linux_X86_64 LibreOffice_project/e14c9fdd1f585efcbb2c5363087a99d20928d522</meta:generator>
    <meta:print-date>2024-02-03T21:06:33.278074986</meta:print-date>
    <meta:document-statistic meta:table-count="0" meta:image-count="0" meta:object-count="0" meta:page-count="3" meta:paragraph-count="48" meta:word-count="455" meta:character-count="2453" meta:non-whitespace-character-count="2045"/>
  </office:meta>
</office:document-meta>
</file>